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put1" svg:font-family="Input"/>
    <style:font-face style:name="Input" svg:font-family="Input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61cm"/>
    </style:style>
    <style:style style:name="co2" style:family="table-column">
      <style:table-column-properties fo:break-before="auto" style:column-width="2.399cm"/>
    </style:style>
    <style:style style:name="co3" style:family="table-column">
      <style:table-column-properties fo:break-before="auto" style:column-width="2.956cm"/>
    </style:style>
    <style:style style:name="co4" style:family="table-column">
      <style:table-column-properties fo:break-before="auto" style:column-width="2.905cm"/>
    </style:style>
    <style:style style:name="co5" style:family="table-column">
      <style:table-column-properties fo:break-before="auto" style:column-width="3.11cm"/>
    </style:style>
    <style:style style:name="co6" style:family="table-column">
      <style:table-column-properties fo:break-before="auto" style:column-width="3.366cm"/>
    </style:style>
    <style:style style:name="co7" style:family="table-column">
      <style:table-column-properties fo:break-before="auto" style:column-width="3.39cm"/>
    </style:style>
    <style:style style:name="co8" style:family="table-column">
      <style:table-column-properties fo:break-before="auto" style:column-width="3.288cm"/>
    </style:style>
    <style:style style:name="co9" style:family="table-column">
      <style:table-column-properties fo:break-before="auto" style:column-width="2.187cm"/>
    </style:style>
    <style:style style:name="co10" style:family="table-column">
      <style:table-column-properties fo:break-before="auto" style:column-width="2.748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002cm"/>
    </style:style>
    <style:style style:name="co13" style:family="table-column">
      <style:table-column-properties fo:break-before="auto" style:column-width="3.441cm"/>
    </style:style>
    <style:style style:name="co14" style:family="table-column">
      <style:table-column-properties fo:break-before="auto" style:column-width="1.524cm"/>
    </style:style>
    <style:style style:name="co15" style:family="table-column">
      <style:table-column-properties fo:break-before="auto" style:column-width="2.519cm"/>
    </style:style>
    <style:style style:name="co16" style:family="table-column">
      <style:table-column-properties fo:break-before="auto" style:column-width="4.329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Pilot_20_-_20_N_20_inves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 style:data-style-name="N30">
      <style:table-cell-properties fo:border-bottom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30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30">
      <style:table-cell-properties fo:border-bottom="none" fo:border-left="none" fo:border-right="none" fo:border-top="0.06pt solid #000000"/>
    </style:style>
    <style:style style:name="ce14" style:family="table-cell" style:parent-style-name="Default" style:data-style-name="N30"/>
    <style:style style:name="ce15" style:family="table-cell" style:parent-style-name="Default" style:data-style-name="N30">
      <style:table-cell-properties fo:border-bottom="0.06pt solid #000000" fo:border-left="none" fo:border-right="none" fo:border-top="none"/>
    </style:style>
    <style:style style:name="ce16" style:family="table-cell" style:parent-style-name="Default" style:data-style-name="N30">
      <style:table-cell-properties fo:border-bottom="0.06pt solid #000000" fo:border-left="none" fo:border-right="none" fo:border-top="none"/>
      <style:text-properties style:font-name="Input" style:font-name-asian="Droid Sans Fallback" style:font-name-complex="FreeSans"/>
    </style:style>
    <style:style style:name="ce17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06pt solid #000000" fo:border-left="none" fo:border-right="0.06pt solid #000000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 style:data-style-name="N113">
      <style:table-cell-properties fo:border-bottom="none" fo:border-left="none" fo:border-right="none" fo:border-top="0.06pt solid #000000"/>
    </style:style>
    <style:style style:name="ce25" style:family="table-cell" style:parent-style-name="Default" style:data-style-name="N113"/>
    <style:style style:name="ce26" style:family="table-cell" style:parent-style-name="Default" style:data-style-name="N113">
      <style:table-cell-properties fo:border-bottom="0.06pt solid #000000" fo:border-left="none" fo:border-right="none" fo:border-top="none"/>
    </style:style>
    <style:style style:name="ce27" style:family="table-cell" style:parent-style-name="Default" style:data-style-name="N114">
      <style:table-cell-properties fo:border-bottom="none" fo:border-left="none" fo:border-right="none" fo:border-top="0.06pt solid #000000"/>
    </style:style>
    <style:style style:name="ce28" style:family="table-cell" style:parent-style-name="Default" style:data-style-name="N114"/>
    <style:style style:name="ce29" style:family="table-cell" style:parent-style-name="Default" style:data-style-name="N114">
      <style:table-cell-properties fo:border-bottom="0.06pt solid #000000" fo:border-left="none" fo:border-right="none" fo:border-top="none"/>
    </style:style>
    <style:style style:name="ce30" style:family="table-cell" style:parent-style-name="Default" style:data-style-name="N113">
      <style:table-cell-properties fo:border="none"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13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5" style:family="table-cell" style:parent-style-name="Default">
      <style:table-cell-properties fo:border-bottom="none" fo:border-left="0.06pt solid #000000" fo:border-right="0.06pt solid #000000" fo:border-top="none"/>
    </style:style>
    <style:style style:name="ce3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non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border="non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2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="0.06pt solid #000000"/>
    </style:style>
    <style:style style:name="ce4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border-left="none" fo:border-right="none" style:rotation-align="none" fo:border-top="0.06pt solid #000000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ilot - N invest" table:style-name="ta1">
        <office:forms form:automatic-focus="false" form:apply-design-mode="false"/>
        <table:shapes>
          <draw:frame draw:z-index="0" draw:style-name="gr1" draw:text-style-name="P1" svg:width="20.197cm" svg:height="13.669cm" svg:x="61.652cm" svg:y="15.054cm">
            <draw:object draw:notify-on-update-of-ranges="'Pilot - N invest'.O2:'Pilot - N invest'.O61 'Pilot - N invest'.O2:'Pilot - N invest'.O61 'Pilot - N invest'.U1:'Pilot - N invest'.U1 'Pilot - N invest'.U2:'Pilot - N invest'.U6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5" table:default-cell-style-name="ce25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994" table:default-cell-style-name="Default"/>
        <table:table-row table:style-name="ro1">
          <table:table-cell office:value-type="string" calcext:value-type="string">
            <text:p>randomN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Run</text:p>
          </table:table-cell>
          <table:table-cell table:style-name="ce4" office:value-type="string" calcext:value-type="string">
            <text:p>Colony</text:p>
          </table:table-cell>
          <table:table-cell table:style-name="ce4" office:value-type="string" calcext:value-type="string">
            <text:p>F</text:p>
          </table:table-cell>
          <table:table-cell table:style-name="ce17" office:value-type="string" calcext:value-type="string" table:number-columns-spanned="2" table:number-rows-spanned="1">
            <text:p>Total Worms per run</text:p>
          </table:table-cell>
          <table:covered-table-cell table:style-name="ce19"/>
          <table:table-cell table:style-name="ce19" office:value-type="string" calcext:value-type="string">
            <text:p>random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ate</text:p>
          </table:table-cell>
          <table:table-cell table:style-name="ce4" office:value-type="string" calcext:value-type="string">
            <text:p>Vol</text:p>
          </table:table-cell>
          <table:table-cell table:style-name="ce4" office:value-type="string" calcext:value-type="string">
            <text:p>Lane</text:p>
          </table:table-cell>
          <table:table-cell table:style-name="ce19" office:value-type="string" calcext:value-type="string">
            <text:p>rawConc</text:p>
          </table:table-cell>
          <table:table-cell table:style-name="ce19" office:value-type="string" calcext:value-type="string">
            <text:p>nSperm</text:p>
          </table:table-cell>
          <table:table-cell table:style-name="ce32" office:value-type="string" calcext:value-type="string">
            <text:p>nEggs</text:p>
          </table:table-cell>
          <table:table-cell table:style-name="ce19" office:value-type="string" calcext:value-type="string">
            <text:p>nFert</text:p>
          </table:table-cell>
          <table:table-cell table:style-name="ce19" office:value-type="string" calcext:value-type="string">
            <text:p>nPoly</text:p>
          </table:table-cell>
          <table:table-cell table:style-name="ce32" office:value-type="string" calcext:value-type="string">
            <text:p>nConEggs</text:p>
          </table:table-cell>
          <table:table-cell table:style-name="ce32" office:value-type="string" calcext:value-type="string">
            <text:p>nConFert</text:p>
          </table:table-cell>
          <table:table-cell table:style-name="ce33" office:value-type="string" calcext:value-type="string">
            <text:p>PropFert</text:p>
          </table:table-cell>
          <table:table-cell table:style-name="ce37" office:value-type="string" calcext:value-type="string" table:number-columns-spanned="4" table:number-rows-spanned="1">
            <text:p>Step 1 – Volume of Prepped Ejaculates</text:p>
          </table:table-cell>
          <table:covered-table-cell table:number-columns-repeated="3"/>
          <table:table-cell/>
          <table:table-cell table:style-name="ce48" office:value-type="string" calcext:value-type="string" table:number-columns-spanned="4" table:number-rows-spanned="1">
            <text:p>Step 3 – Sperm Enumeration – raw ejaculate</text:p>
          </table:table-cell>
          <table:covered-table-cell table:number-columns-repeated="3"/>
          <table:table-cell table:number-columns-repeated="994"/>
        </table:table-row>
        <table:table-row table:style-name="ro1">
          <table:table-cell table:style-name="ce1" table:formula="of:=RAND()" office:value-type="float" office:value="0.886205963091925" calcext:value-type="float">
            <text:p>0.8862059631</text:p>
          </table:table-cell>
          <table:table-cell table:style-name="ce5"/>
          <table:table-cell table:style-name="ce10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60167689435184" calcext:value-type="float">
            <text:p>0.1601676894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Slow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4"/>
          <table:table-cell table:style-name="ce24" table:formula="of:=[.L2]*([.N2]*0.1)" office:value-type="float" office:value="0" calcext:value-type="float">
            <text:p>0.000E+00</text:p>
          </table:table-cell>
          <table:table-cell table:style-name="ce9" table:number-columns-repeated="5"/>
          <table:table-cell table:style-name="ce34" table:formula="of:=([.Q2]/[.P2])-([.T7]/[.S7])" office:value-type="string" office:string-value="" calcext:value-type="error">
            <text:p>#DIV/0!</text:p>
          </table:table-cell>
          <table:table-cell table:style-name="ce38"/>
          <table:table-cell table:number-columns-repeated="4"/>
          <table:table-cell table:style-name="ce38"/>
          <table:table-cell table:number-columns-repeated="997"/>
        </table:table-row>
        <table:table-row table:style-name="ro1">
          <table:table-cell table:style-name="ce2" table:formula="of:=RAND()" office:value-type="float" office:value="0.63897710153833" calcext:value-type="float">
            <text:p>0.6389771015</text:p>
          </table:table-cell>
          <table:table-cell table:style-name="ce6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40296651842073" calcext:value-type="float">
            <text:p>0.2402966518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5"/>
          <table:table-cell table:formula="of:=[.L3]*([.N3]*0.1)" office:value-type="float" office:value="0" calcext:value-type="float">
            <text:p>0.000E+00</text:p>
          </table:table-cell>
          <table:table-cell table:style-name="ce23" table:number-columns-repeated="5"/>
          <table:table-cell table:style-name="ce35" table:formula="of:=([.Q3]/[.P3])-([.T7]/[.S7])" office:value-type="string" office:string-value="" calcext:value-type="error">
            <text:p>#DIV/0!</text:p>
          </table:table-cell>
          <table:table-cell table:style-name="ce19" office:value-type="string" calcext:value-type="string">
            <text:p>Individual</text:p>
          </table:table-cell>
          <table:table-cell table:style-name="ce19" office:value-type="string" calcext:value-type="string">
            <text:p>SampVol</text:p>
          </table:table-cell>
          <table:table-cell table:number-columns-repeated="3"/>
          <table:table-cell office:value-type="string" calcext:value-type="string">
            <text:p>4nL squar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dilution</text:p>
          </table:table-cell>
          <table:table-cell table:style-name="ce44" office:value-type="string" calcext:value-type="string">
            <text:p>CONCENTRATION </text:p>
          </table:table-cell>
          <table:table-cell table:number-columns-repeated="994"/>
        </table:table-row>
        <table:table-row table:style-name="ro1">
          <table:table-cell table:style-name="ce2" table:formula="of:=RAND()" office:value-type="float" office:value="0.309543311828747" calcext:value-type="float">
            <text:p>0.3095433118</text:p>
          </table:table-cell>
          <table:table-cell table:style-name="ce6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49379019904882" calcext:value-type="float">
            <text:p>0.4493790199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25"/>
          <table:table-cell table:formula="of:=[.L4]*([.N4]*0.1)" office:value-type="float" office:value="0" calcext:value-type="float">
            <text:p>0.000E+00</text:p>
          </table:table-cell>
          <table:table-cell table:style-name="ce23" table:number-columns-repeated="5"/>
          <table:table-cell table:style-name="ce35" table:formula="of:=([.Q4]/[.P4])-([.T7]/[.S7])" office:value-type="string" office:string-value="" calcext:value-type="error">
            <text:p>#DIV/0!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9" office:value-type="float" office:value="1000" calcext:value-type="float">
            <text:p>1.00E+03</text:p>
          </table:table-cell>
          <table:table-cell table:style-name="ce28" table:formula="of:=AVERAGE([.AB4:.AB53])*(1/0.000004)*[.AC4]" office:value-type="float" office:value="695000000" calcext:value-type="float">
            <text:p>6.950E+008</text:p>
          </table:table-cell>
          <table:table-cell table:number-columns-repeated="994"/>
        </table:table-row>
        <table:table-row table:style-name="ro1">
          <table:table-cell table:style-name="ce2" table:formula="of:=RAND()" office:value-type="float" office:value="0.473480909597129" calcext:value-type="float">
            <text:p>0.4734809096</text:p>
          </table:table-cell>
          <table:table-cell table:style-name="ce6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93990415334702" calcext:value-type="float">
            <text:p>0.593990415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5"/>
          <table:table-cell table:formula="of:=[.L5]*([.N5]*0.1)" office:value-type="float" office:value="0" calcext:value-type="float">
            <text:p>0.000E+00</text:p>
          </table:table-cell>
          <table:table-cell table:style-name="ce23" table:number-columns-repeated="5"/>
          <table:table-cell table:style-name="ce35" table:formula="of:=([.Q5]/[.P5])-([.T7]/[.S7])" office:value-type="string" office:string-value="" calcext:value-type="error">
            <text:p>#DIV/0!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style-name="ce2" table:formula="of:=RAND()" office:value-type="float" office:value="0.188205926213413" calcext:value-type="float">
            <text:p>0.1882059262</text:p>
          </table:table-cell>
          <table:table-cell table:style-name="ce6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696194484131411" calcext:value-type="float">
            <text:p>0.6961944841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25"/>
          <table:table-cell table:formula="of:=[.L6]*([.N6]*0.1)" office:value-type="float" office:value="0" calcext:value-type="float">
            <text:p>0.000E+00</text:p>
          </table:table-cell>
          <table:table-cell table:style-name="ce18" table:number-columns-repeated="3"/>
          <table:table-cell table:style-name="ce23" table:number-columns-repeated="2"/>
          <table:table-cell table:style-name="ce35" table:formula="of:=([.Q6]/[.P6])-([.T7]/[.S7])" office:value-type="string" office:string-value="" calcext:value-type="error">
            <text:p>#DIV/0!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table:style-name="ce3" table:formula="of:=RAND()" office:value-type="float" office:value="0.00777190644294024" calcext:value-type="float">
            <text:p>0.0077719064</text:p>
          </table:table-cell>
          <table:table-cell table:style-name="ce7"/>
          <table:table-cell table:style-name="ce1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746470229467377" calcext:value-type="float">
            <text:p>0.7464702295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Slow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26"/>
          <table:table-cell table:style-name="ce26" table:formula="of:=[.L7]*([.N7]*0.1)" office:value-type="float" office:value="0" calcext:value-type="float">
            <text:p>0.000E+00</text:p>
          </table:table-cell>
          <table:table-cell table:style-name="ce7" table:number-columns-repeated="3"/>
          <table:table-cell table:style-name="ce8" office:value-type="float" office:value="100" calcext:value-type="float">
            <text:p>100</text:p>
          </table:table-cell>
          <table:table-cell table:style-name="ce8"/>
          <table:table-cell table:style-name="ce36" table:formula="of:=([.Q7]/[.P7])-([.T7]/[.S7])" office:value-type="string" office:string-value="" calcext:value-type="error">
            <text:p>#DIV/0!</text:p>
          </table:table-cell>
          <table:table-cell office:value-type="float" office:value="4" calcext:value-type="float">
            <text:p>4</text:p>
          </table:table-cell>
          <table:table-cell office:value-type="float" office:value="0.07" calcext:value-type="float">
            <text:p>0.07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table:style-name="ce1" table:formula="of:=RAND()" office:value-type="float" office:value="0.568659088108689" calcext:value-type="float">
            <text:p>0.5686590881</text:p>
          </table:table-cell>
          <table:table-cell table:style-name="ce5"/>
          <table:table-cell table:style-name="ce10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0894234119914472" calcext:value-type="float">
            <text:p>0.008942341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Slow</text:p>
          </table:table-cell>
          <table:table-cell table:style-name="ce5"/>
          <table:table-cell table:style-name="ce9" office:value-type="float" office:value="1" calcext:value-type="float">
            <text:p>1</text:p>
          </table:table-cell>
          <table:table-cell table:style-name="ce24"/>
          <table:table-cell table:style-name="ce24" table:formula="of:=[.L8]*([.N8]*0.1)" office:value-type="float" office:value="0" calcext:value-type="float">
            <text:p>0.000E+00</text:p>
          </table:table-cell>
          <table:table-cell table:style-name="ce9" table:number-columns-repeated="5"/>
          <table:table-cell table:style-name="ce34" table:formula="of:=([.Q8]/[.P8])-([.T13]/[.S13])" office:value-type="string" office:string-value="" calcext:value-type="error">
            <text:p>#DIV/0!</text:p>
          </table:table-cell>
          <table:table-cell office:value-type="float" office:value="5" calcext:value-type="float">
            <text:p>5</text:p>
          </table:table-cell>
          <table:table-cell office:value-type="float" office:value="0.06" calcext:value-type="float">
            <text:p>0.0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2" table:formula="of:=RAND()" office:value-type="float" office:value="0.306816777214408" calcext:value-type="float">
            <text:p>0.3068167772</text:p>
          </table:table-cell>
          <table:table-cell table:style-name="ce6"/>
          <table:table-cell table:style-name="ce11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140595741104335" calcext:value-type="float">
            <text:p>0.0140595741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office:value-type="float" office:value="2" calcext:value-type="float">
            <text:p>2</text:p>
          </table:table-cell>
          <table:table-cell table:style-name="ce25"/>
          <table:table-cell table:formula="of:=[.L9]*([.N9]*0.1)" office:value-type="float" office:value="0" calcext:value-type="float">
            <text:p>0.000E+00</text:p>
          </table:table-cell>
          <table:table-cell table:style-name="ce23" table:number-columns-repeated="5"/>
          <table:table-cell table:style-name="ce35" table:formula="of:=([.Q9]/[.P9])-([.T13]/[.S13])" office:value-type="string" office:string-value="" calcext:value-type="error">
            <text:p>#DIV/0!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style-name="ce2" table:formula="of:=RAND()" office:value-type="float" office:value="0.323456675512716" calcext:value-type="float">
            <text:p>0.3234566755</text:p>
          </table:table-cell>
          <table:table-cell table:style-name="ce6"/>
          <table:table-cell table:style-name="ce11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475426928605884" calcext:value-type="float">
            <text:p>0.0475426929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office:value-type="float" office:value="3" calcext:value-type="float">
            <text:p>3</text:p>
          </table:table-cell>
          <table:table-cell table:style-name="ce25"/>
          <table:table-cell table:formula="of:=[.L10]*([.N10]*0.1)" office:value-type="float" office:value="0" calcext:value-type="float">
            <text:p>0.000E+00</text:p>
          </table:table-cell>
          <table:table-cell table:style-name="ce23" table:number-columns-repeated="5"/>
          <table:table-cell table:style-name="ce35" table:formula="of:=([.Q10]/[.P10])-([.T13]/[.S13])" office:value-type="string" office:string-value="" calcext:value-type="error">
            <text:p>#DIV/0!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table:style-name="ce2" table:formula="of:=RAND()" office:value-type="float" office:value="0.948617447866127" calcext:value-type="float">
            <text:p>0.9486174479</text:p>
          </table:table-cell>
          <table:table-cell table:style-name="ce6"/>
          <table:table-cell table:style-name="ce11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70740983309224" calcext:value-type="float">
            <text:p>0.2707409833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office:value-type="float" office:value="4" calcext:value-type="float">
            <text:p>4</text:p>
          </table:table-cell>
          <table:table-cell table:style-name="ce25"/>
          <table:table-cell table:formula="of:=[.L11]*([.N11]*0.1)" office:value-type="float" office:value="0" calcext:value-type="float">
            <text:p>0.000E+00</text:p>
          </table:table-cell>
          <table:table-cell table:style-name="ce23" table:number-columns-repeated="5"/>
          <table:table-cell table:style-name="ce35" table:formula="of:=([.Q11]/[.P11])-([.T13]/[.S13])" office:value-type="string" office:string-value="" calcext:value-type="error">
            <text:p>#DIV/0!</text:p>
          </table:table-cell>
          <table:table-cell office:value-type="float" office:value="8" calcext:value-type="float">
            <text:p>8</text:p>
          </table:table-cell>
          <table:table-cell office:value-type="float" office:value="0.12" calcext:value-type="float">
            <text:p>0.1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table:style-name="ce2" table:formula="of:=RAND()" office:value-type="float" office:value="0.723086897982284" calcext:value-type="float">
            <text:p>0.723086898</text:p>
          </table:table-cell>
          <table:table-cell table:style-name="ce6"/>
          <table:table-cell table:style-name="ce11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68939300510101" calcext:value-type="float">
            <text:p>0.6893930051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office:value-type="float" office:value="5" calcext:value-type="float">
            <text:p>5</text:p>
          </table:table-cell>
          <table:table-cell table:style-name="ce25"/>
          <table:table-cell table:formula="of:=[.L12]*([.N12]*0.1)" office:value-type="float" office:value="0" calcext:value-type="float">
            <text:p>0.000E+00</text:p>
          </table:table-cell>
          <table:table-cell table:style-name="ce18" table:number-columns-repeated="3"/>
          <table:table-cell table:style-name="ce23" table:number-columns-repeated="2"/>
          <table:table-cell table:style-name="ce35" table:formula="of:=([.Q12]/[.P12])-([.T13]/[.S13])" office:value-type="string" office:string-value="" calcext:value-type="error">
            <text:p>#DIV/0!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table:style-name="ce3" table:formula="of:=RAND()" office:value-type="float" office:value="0.977166217984632" calcext:value-type="float">
            <text:p>0.977166218</text:p>
          </table:table-cell>
          <table:table-cell table:style-name="ce7"/>
          <table:table-cell table:style-name="ce12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73199545312673" calcext:value-type="float">
            <text:p>0.8731995453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ast</text:p>
          </table:table-cell>
          <table:table-cell table:style-name="ce7"/>
          <table:table-cell table:style-name="ce8" office:value-type="float" office:value="6" calcext:value-type="float">
            <text:p>6</text:p>
          </table:table-cell>
          <table:table-cell table:style-name="ce26"/>
          <table:table-cell table:style-name="ce26" table:formula="of:=[.L13]*([.N13]*0.1)" office:value-type="float" office:value="0" calcext:value-type="float">
            <text:p>0.000E+00</text:p>
          </table:table-cell>
          <table:table-cell table:style-name="ce7" table:number-columns-repeated="3"/>
          <table:table-cell table:style-name="ce8" office:value-type="float" office:value="50" calcext:value-type="float">
            <text:p>50</text:p>
          </table:table-cell>
          <table:table-cell table:style-name="ce8"/>
          <table:table-cell table:style-name="ce36" table:formula="of:=([.Q13]/[.P13])-([.T13]/[.S13])" office:value-type="string" office:string-value="" calcext:value-type="error">
            <text:p>#DIV/0!</text:p>
          </table:table-cell>
          <table:table-cell office:value-type="float" office:value="10" calcext:value-type="float">
            <text:p>10</text:p>
          </table:table-cell>
          <table:table-cell office:value-type="float" office:value="0.17" calcext:value-type="float">
            <text:p>0.1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1" table:formula="of:=RAND()" office:value-type="float" office:value="0.58384583494626" calcext:value-type="float">
            <text:p>0.5838458349</text:p>
          </table:table-cell>
          <table:table-cell table:style-name="ce5"/>
          <table:table-cell table:style-name="ce10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60790282068774" calcext:value-type="float">
            <text:p>0.1607902821</text:p>
          </table:table-cell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Fast</text:p>
          </table:table-cell>
          <table:table-cell table:style-name="ce5"/>
          <table:table-cell table:style-name="ce9" office:value-type="float" office:value="1" calcext:value-type="float">
            <text:p>1</text:p>
          </table:table-cell>
          <table:table-cell table:style-name="ce24"/>
          <table:table-cell table:style-name="ce24" table:formula="of:=[.L14]*([.N14]*0.1)" office:value-type="float" office:value="0" calcext:value-type="float">
            <text:p>0.000E+00</text:p>
          </table:table-cell>
          <table:table-cell table:style-name="ce9" table:number-columns-repeated="5"/>
          <table:table-cell table:style-name="ce34" table:formula="of:=([.Q14]/[.P14])-([.T19]/[.S19])" office:value-type="string" office:string-value="" calcext:value-type="error">
            <text:p>#DIV/0!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table:style-name="ce44" office:value-type="string" calcext:value-type="string">
            <text:p>Total-0.1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otal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table:style-name="ce2" table:formula="of:=RAND()" office:value-type="float" office:value="0.18906536186114" calcext:value-type="float">
            <text:p>0.1890653619</text:p>
          </table:table-cell>
          <table:table-cell table:style-name="ce6"/>
          <table:table-cell table:style-name="ce11"/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80657694442198" calcext:value-type="float">
            <text:p>0.280657694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5"/>
          <table:table-cell table:formula="of:=[.L15]*([.N15]*0.1)" office:value-type="float" office:value="0" calcext:value-type="float">
            <text:p>0.000E+00</text:p>
          </table:table-cell>
          <table:table-cell table:style-name="ce23" table:number-columns-repeated="5"/>
          <table:table-cell table:style-name="ce35" table:formula="of:=([.Q15]/[.P15])-([.T19]/[.S19])" office:value-type="string" office:string-value="" calcext:value-type="error">
            <text:p>#DIV/0!</text:p>
          </table:table-cell>
          <table:table-cell office:value-type="float" office:value="12" calcext:value-type="float">
            <text:p>12</text:p>
          </table:table-cell>
          <table:table-cell office:value-type="float" office:value="0.17" calcext:value-type="float">
            <text:p>0.17</text:p>
          </table:table-cell>
          <table:table-cell table:style-name="ce36" table:formula="of:=SUM([.W4:.W15])-0.1" office:value-type="float" office:value="1.13" calcext:value-type="float">
            <text:p>1.13</text:p>
          </table:table-cell>
          <table:table-cell table:formula="of:=[.X15]*9" office:value-type="float" office:value="10.17" calcext:value-type="float">
            <text:p>10.17</text:p>
          </table:table-cell>
          <table:table-cell table:formula="of:=[.X15]+[.Y15]" office:value-type="float" office:value="11.3" calcext:value-type="float">
            <text:p>11.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style-name="ce2" table:formula="of:=RAND()" office:value-type="float" office:value="0.868651899276301" calcext:value-type="float">
            <text:p>0.8686518993</text:p>
          </table:table-cell>
          <table:table-cell table:style-name="ce6"/>
          <table:table-cell table:style-name="ce11"/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322513245046139" calcext:value-type="float">
            <text:p>0.322513245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25"/>
          <table:table-cell table:formula="of:=[.L16]*([.N16]*0.1)" office:value-type="float" office:value="0" calcext:value-type="float">
            <text:p>0.000E+00</text:p>
          </table:table-cell>
          <table:table-cell table:style-name="ce23" table:number-columns-repeated="5"/>
          <table:table-cell table:style-name="ce35" table:formula="of:=([.Q16]/[.P16])-([.T19]/[.S19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table:style-name="ce2" table:formula="of:=RAND()" office:value-type="float" office:value="0.631126801483333" calcext:value-type="float">
            <text:p>0.6311268015</text:p>
          </table:table-cell>
          <table:table-cell table:style-name="ce6"/>
          <table:table-cell table:style-name="ce11"/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738988618599251" calcext:value-type="float">
            <text:p>0.7389886186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5"/>
          <table:table-cell table:formula="of:=[.L17]*([.N17]*0.1)" office:value-type="float" office:value="0" calcext:value-type="float">
            <text:p>0.000E+00</text:p>
          </table:table-cell>
          <table:table-cell table:style-name="ce23" table:number-columns-repeated="5"/>
          <table:table-cell table:style-name="ce35" table:formula="of:=([.Q17]/[.P17])-([.T19]/[.S19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style-name="ce2" table:formula="of:=RAND()" office:value-type="float" office:value="0.09280671691522" calcext:value-type="float">
            <text:p>0.0928067169</text:p>
          </table:table-cell>
          <table:table-cell table:style-name="ce6"/>
          <table:table-cell table:style-name="ce11"/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841765031218529" calcext:value-type="float">
            <text:p>0.841765031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25"/>
          <table:table-cell table:formula="of:=[.L18]*([.N18]*0.1)" office:value-type="float" office:value="0" calcext:value-type="float">
            <text:p>0.000E+00</text:p>
          </table:table-cell>
          <table:table-cell table:style-name="ce18"/>
          <table:table-cell table:style-name="ce23"/>
          <table:table-cell table:style-name="ce18"/>
          <table:table-cell table:style-name="ce23" table:number-columns-repeated="2"/>
          <table:table-cell table:style-name="ce35" table:formula="of:=([.Q18]/[.P18])-([.T19]/[.S19])" office:value-type="string" office:string-value="" calcext:value-type="error">
            <text:p>#DIV/0!</text:p>
          </table:table-cell>
          <table:table-cell table:style-name="ce39" office:value-type="string" calcext:value-type="string" table:number-columns-spanned="5" table:number-rows-spanned="1">
            <text:p>Step 2 – Ejaculate Volumes For Each Lane</text:p>
          </table:table-cell>
          <table:covered-table-cell table:number-columns-repeated="4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table:formula="of:=RAND()" office:value-type="float" office:value="0.261923980899155" calcext:value-type="float">
            <text:p>0.2619239809</text:p>
          </table:table-cell>
          <table:table-cell table:style-name="ce7"/>
          <table:table-cell table:style-name="ce12"/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86935321940109" calcext:value-type="float">
            <text:p>0.986935321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low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26"/>
          <table:table-cell table:style-name="ce26" table:formula="of:=[.L19]*([.N19]*0.1)" office:value-type="float" office:value="0" calcext:value-type="float">
            <text:p>0.000E+00</text:p>
          </table:table-cell>
          <table:table-cell table:style-name="ce7"/>
          <table:table-cell table:style-name="ce8"/>
          <table:table-cell table:style-name="ce7"/>
          <table:table-cell table:style-name="ce8" office:value-type="float" office:value="50" calcext:value-type="float">
            <text:p>50</text:p>
          </table:table-cell>
          <table:table-cell table:style-name="ce8"/>
          <table:table-cell table:style-name="ce36" table:formula="of:=([.Q19]/[.P19])-([.T19]/[.S19])" office:value-type="string" office:string-value="" calcext:value-type="error">
            <text:p>#DIV/0!</text:p>
          </table:table-cell>
          <table:table-cell table:style-name="ce40"/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table:style-name="ce1" table:formula="of:=RAND()" office:value-type="float" office:value="0.555552675854415" calcext:value-type="float">
            <text:p>0.5555526759</text:p>
          </table:table-cell>
          <table:table-cell table:style-name="ce5"/>
          <table:table-cell table:style-name="ce10"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507158942054957" calcext:value-type="float">
            <text:p>0.0507158942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Fas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4"/>
          <table:table-cell table:style-name="ce24" table:formula="of:=[.L20]*([.N20]*0.1)" office:value-type="float" office:value="0" calcext:value-type="float">
            <text:p>0.000E+00</text:p>
          </table:table-cell>
          <table:table-cell table:style-name="ce9" table:number-columns-repeated="5"/>
          <table:table-cell table:style-name="ce34" table:formula="of:=([.Q20]/[.P20])-([.T25]/[.S25])" office:value-type="string" office:string-value="" calcext:value-type="error">
            <text:p>#DIV/0!</text:p>
          </table:table-cell>
          <table:table-cell/>
          <table:table-cell table:style-name="ce42" office:value-type="string" calcext:value-type="string">
            <text:p>N</text:p>
          </table:table-cell>
          <table:table-cell table:style-name="ce42" office:value-type="string" calcext:value-type="string">
            <text:p>Lane</text:p>
          </table:table-cell>
          <table:table-cell table:style-name="ce19" office:value-type="string" calcext:value-type="string">
            <text:p>EjVol</text:p>
          </table:table-cell>
          <table:table-cell table:style-name="ce46" office:value-type="string" calcext:value-type="string">
            <text:p>FinalVol(mL)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table:style-name="ce2" table:formula="of:=RAND()" office:value-type="float" office:value="0.454243006184697" calcext:value-type="float">
            <text:p>0.4542430062</text:p>
          </table:table-cell>
          <table:table-cell table:style-name="ce6"/>
          <table:table-cell table:style-name="ce11"/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2734336364083" calcext:value-type="float">
            <text:p>0.4273433636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5"/>
          <table:table-cell table:formula="of:=[.L21]*([.N21]*0.1)" office:value-type="float" office:value="0" calcext:value-type="float">
            <text:p>0.000E+00</text:p>
          </table:table-cell>
          <table:table-cell table:style-name="ce23" table:number-columns-repeated="5"/>
          <table:table-cell table:style-name="ce35" table:formula="of:=([.Q21]/[.P21])-([.T25]/[.S25])" office:value-type="string" office:string-value="" calcext:value-type="error">
            <text:p>#DIV/0!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5" table:formula="of:=[.W21]*([.Z21]/10.5)" office:value-type="float" office:value="0.922448979591837" calcext:value-type="float">
            <text:p>0.9224489796</text:p>
          </table:table-cell>
          <table:table-cell table:style-name="ce45" table:formula="of:=([.X15]*10)-(([.X15]*10)/7)" office:value-type="float" office:value="9.68571428571429" calcext:value-type="float">
            <text:p>9.685714285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table:style-name="ce2" table:formula="of:=RAND()" office:value-type="float" office:value="0.638882212806493" calcext:value-type="float">
            <text:p>0.6388822128</text:p>
          </table:table-cell>
          <table:table-cell table:style-name="ce6"/>
          <table:table-cell table:style-name="ce11"/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62136729620397" calcext:value-type="float">
            <text:p>0.4621367296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25"/>
          <table:table-cell table:formula="of:=[.L22]*([.N22]*0.1)" office:value-type="float" office:value="0" calcext:value-type="float">
            <text:p>0.000E+00</text:p>
          </table:table-cell>
          <table:table-cell table:style-name="ce23" table:number-columns-repeated="5"/>
          <table:table-cell table:style-name="ce35" table:formula="of:=([.Q22]/[.P22])-([.T25]/[.S25])" office:value-type="string" office:string-value="" calcext:value-type="error">
            <text:p>#DIV/0!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5" table:formula="of:=[.W22]*([.Z21]/10.5)" office:value-type="float" office:value="0.922448979591837" calcext:value-type="float">
            <text:p>0.922448979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2" table:formula="of:=RAND()" office:value-type="float" office:value="0.934876901330426" calcext:value-type="float">
            <text:p>0.9348769013</text:p>
          </table:table-cell>
          <table:table-cell table:style-name="ce6"/>
          <table:table-cell table:style-name="ce11"/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619683113181964" calcext:value-type="float">
            <text:p>0.6196831132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5"/>
          <table:table-cell table:formula="of:=[.L23]*([.N23]*0.1)" office:value-type="float" office:value="0" calcext:value-type="float">
            <text:p>0.000E+00</text:p>
          </table:table-cell>
          <table:table-cell table:style-name="ce23" table:number-columns-repeated="5"/>
          <table:table-cell table:style-name="ce35" table:formula="of:=([.Q23]/[.P23])-([.T25]/[.S25])" office:value-type="string" office:string-value="" calcext:value-type="error">
            <text:p>#DIV/0!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table:style-name="ce45" table:formula="of:=[.W23]*([.Z21]/10.5)" office:value-type="float" office:value="2.76734693877551" calcext:value-type="float">
            <text:p>2.767346938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2" table:formula="of:=RAND()" office:value-type="float" office:value="0.0556424970272929" calcext:value-type="float">
            <text:p>0.055642497</text:p>
          </table:table-cell>
          <table:table-cell table:style-name="ce6"/>
          <table:table-cell table:style-name="ce11"/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637332211481407" calcext:value-type="float">
            <text:p>0.6373322115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25"/>
          <table:table-cell table:formula="of:=[.L24]*([.N24]*0.1)" office:value-type="float" office:value="0" calcext:value-type="float">
            <text:p>0.000E+00</text:p>
          </table:table-cell>
          <table:table-cell table:style-name="ce18" table:number-columns-repeated="3"/>
          <table:table-cell table:style-name="ce23" table:number-columns-repeated="2"/>
          <table:table-cell table:style-name="ce35" table:formula="of:=([.Q24]/[.P24])-([.T25]/[.S25])" office:value-type="string" office:string-value="" calcext:value-type="error">
            <text:p>#DIV/0!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5" table:formula="of:=[.W24]*([.Z21]/10.5)" office:value-type="float" office:value="1.84489795918367" calcext:value-type="float">
            <text:p>1.844897959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style-name="ce3" table:formula="of:=RAND()" office:value-type="float" office:value="0.987514274427667" calcext:value-type="float">
            <text:p>0.9875142744</text:p>
          </table:table-cell>
          <table:table-cell table:style-name="ce7"/>
          <table:table-cell table:style-name="ce12"/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67401063907892" calcext:value-type="float">
            <text:p>0.8674010639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Slow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26"/>
          <table:table-cell table:style-name="ce26" table:formula="of:=[.L25]*([.N25]*0.1)" office:value-type="float" office:value="0" calcext:value-type="float">
            <text:p>0.000E+00</text:p>
          </table:table-cell>
          <table:table-cell table:style-name="ce7" table:number-columns-repeated="3"/>
          <table:table-cell table:style-name="ce8" office:value-type="float" office:value="100" calcext:value-type="float">
            <text:p>100</text:p>
          </table:table-cell>
          <table:table-cell table:style-name="ce8"/>
          <table:table-cell table:style-name="ce36" table:formula="of:=([.Q25]/[.P25])" office:value-type="string" office:string-value="" calcext:value-type="error">
            <text:p>#DIV/0!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43" office:value-type="float" office:value="5" calcext:value-type="float">
            <text:p>5</text:p>
          </table:table-cell>
          <table:table-cell table:style-name="ce45" table:formula="of:=[.W25]*([.Z21]/10.5)" office:value-type="float" office:value="2.76734693877551" calcext:value-type="float">
            <text:p>2.767346938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table:style-name="ce1" table:formula="of:=RAND()" office:value-type="float" office:value="0.183347614249215" calcext:value-type="float">
            <text:p>0.1833476142</text:p>
          </table:table-cell>
          <table:table-cell table:style-name="ce5"/>
          <table:table-cell table:style-name="ce10"/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290774335153401" calcext:value-type="float">
            <text:p>0.0290774335</text:p>
          </table:table-cell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Fast</text:p>
          </table:table-cell>
          <table:table-cell table:style-name="ce9"/>
          <table:table-cell table:style-name="ce5" office:value-type="float" office:value="1" calcext:value-type="float">
            <text:p>1</text:p>
          </table:table-cell>
          <table:table-cell table:style-name="ce24"/>
          <table:table-cell table:style-name="ce24" table:formula="of:=[.L26]*([.N26]*0.1)" office:value-type="float" office:value="0" calcext:value-type="float">
            <text:p>0.000E+00</text:p>
          </table:table-cell>
          <table:table-cell table:style-name="ce9" table:number-columns-repeated="5"/>
          <table:table-cell table:style-name="ce34" table:formula="of:=([.Q26]/[.P26])-([.T31]/[.S31])" office:value-type="string" office:string-value="" calcext:value-type="error">
            <text:p>#DIV/0!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43" office:value-type="float" office:value="6" calcext:value-type="float">
            <text:p>6</text:p>
          </table:table-cell>
          <table:table-cell table:style-name="ce45" table:formula="of:=[.W26]*([.Z21]/10.5)" office:value-type="float" office:value="1.84489795918367" calcext:value-type="float">
            <text:p>1.844897959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table:style-name="ce2" table:formula="of:=RAND()" office:value-type="float" office:value="0.352009206777439" calcext:value-type="float">
            <text:p>0.3520092068</text:p>
          </table:table-cell>
          <table:table-cell table:style-name="ce6"/>
          <table:table-cell table:style-name="ce11"/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796767368447036" calcext:value-type="float">
            <text:p>0.0796767368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23"/>
          <table:table-cell table:style-name="ce18" office:value-type="float" office:value="2" calcext:value-type="float">
            <text:p>2</text:p>
          </table:table-cell>
          <table:table-cell table:style-name="ce25"/>
          <table:table-cell table:formula="of:=[.L27]*([.N27]*0.1)" office:value-type="float" office:value="0" calcext:value-type="float">
            <text:p>0.000E+00</text:p>
          </table:table-cell>
          <table:table-cell/>
          <table:table-cell table:style-name="ce23" table:number-columns-repeated="4"/>
          <table:table-cell table:style-name="ce35" table:formula="of:=([.Q27]/[.P27])-([.T31]/[.S31])" office:value-type="string" office:string-value="" calcext:value-type="error">
            <text:p>#DIV/0!</text:p>
          </table:table-cell>
          <table:table-cell table:style-name="ce41" office:value-type="string" calcext:value-type="string">
            <text:p>Total</text:p>
          </table:table-cell>
          <table:table-cell table:style-name="ce43" table:formula="of:=SUM([.W21:.W26])" office:value-type="float" office:value="12" calcext:value-type="float">
            <text:p>12</text:p>
          </table:table-cell>
          <table:table-cell table:style-name="ce43"/>
          <table:table-cell table:style-name="ce45" table:formula="of:=SUM([.Y21:.Y26])" office:value-type="float" office:value="11.069387755102" calcext:value-type="float">
            <text:p>11.069387755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style-name="ce2" table:formula="of:=RAND()" office:value-type="float" office:value="0.451627698959783" calcext:value-type="float">
            <text:p>0.451627699</text:p>
          </table:table-cell>
          <table:table-cell table:style-name="ce6"/>
          <table:table-cell table:style-name="ce11"/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194197593489662" calcext:value-type="float">
            <text:p>0.1941975935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23"/>
          <table:table-cell table:style-name="ce18" office:value-type="float" office:value="3" calcext:value-type="float">
            <text:p>3</text:p>
          </table:table-cell>
          <table:table-cell table:style-name="ce25"/>
          <table:table-cell table:formula="of:=[.L28]*([.N28]*0.1)" office:value-type="float" office:value="0" calcext:value-type="float">
            <text:p>0.000E+00</text:p>
          </table:table-cell>
          <table:table-cell/>
          <table:table-cell table:style-name="ce23" table:number-columns-repeated="4"/>
          <table:table-cell table:style-name="ce35" table:formula="of:=([.Q28]/[.P28])-([.T31]/[.S31])" office:value-type="string" office:string-value="" calcext:value-type="error">
            <text:p>#DIV/0!</text:p>
          </table:table-cell>
          <table:table-cell table:number-columns-repeated="4"/>
          <table:table-cell table:style-name="ce47"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table:style-name="ce2" table:formula="of:=RAND()" office:value-type="float" office:value="0.492837083293125" calcext:value-type="float">
            <text:p>0.4928370833</text:p>
          </table:table-cell>
          <table:table-cell table:style-name="ce6"/>
          <table:table-cell table:style-name="ce11"/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37498540757224" calcext:value-type="float">
            <text:p>0.3749854076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23"/>
          <table:table-cell table:style-name="ce18" office:value-type="float" office:value="4" calcext:value-type="float">
            <text:p>4</text:p>
          </table:table-cell>
          <table:table-cell table:style-name="ce25"/>
          <table:table-cell table:formula="of:=[.L29]*([.N29]*0.1)" office:value-type="float" office:value="0" calcext:value-type="float">
            <text:p>0.000E+00</text:p>
          </table:table-cell>
          <table:table-cell/>
          <table:table-cell table:style-name="ce23" table:number-columns-repeated="4"/>
          <table:table-cell table:style-name="ce35" table:formula="of:=([.Q29]/[.P29])-([.T31]/[.S31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table:style-name="ce2" table:formula="of:=RAND()" office:value-type="float" office:value="0.0764721916057169" calcext:value-type="float">
            <text:p>0.0764721916</text:p>
          </table:table-cell>
          <table:table-cell/>
          <table:table-cell table:style-name="ce11"/>
          <table:table-cell office:value-type="float" office:value="5" calcext:value-type="float">
            <text:p>5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729140647454187" calcext:value-type="float">
            <text:p>0.7291406475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23"/>
          <table:table-cell table:style-name="ce18" office:value-type="float" office:value="5" calcext:value-type="float">
            <text:p>5</text:p>
          </table:table-cell>
          <table:table-cell table:style-name="ce25"/>
          <table:table-cell table:formula="of:=[.L30]*([.N30]*0.1)" office:value-type="float" office:value="0" calcext:value-type="float">
            <text:p>0.000E+00</text:p>
          </table:table-cell>
          <table:table-cell/>
          <table:table-cell table:style-name="ce18" table:number-columns-repeated="2"/>
          <table:table-cell table:style-name="ce23" table:number-columns-repeated="2"/>
          <table:table-cell table:style-name="ce35" table:formula="of:=([.Q30]/[.P30])-([.T31]/[.S31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table:style-name="ce3" table:formula="of:=RAND()" office:value-type="float" office:value="0.340080526657403" calcext:value-type="float">
            <text:p>0.3400805267</text:p>
          </table:table-cell>
          <table:table-cell table:style-name="ce8"/>
          <table:table-cell table:style-name="ce12"/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67410423560068" calcext:value-type="float">
            <text:p>0.967410423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Fast</text:p>
          </table:table-cell>
          <table:table-cell table:style-name="ce8"/>
          <table:table-cell table:style-name="ce7" office:value-type="float" office:value="6" calcext:value-type="float">
            <text:p>6</text:p>
          </table:table-cell>
          <table:table-cell table:style-name="ce26"/>
          <table:table-cell table:style-name="ce26" table:formula="of:=[.L31]*([.N31]*0.1)" office:value-type="float" office:value="0" calcext:value-type="float">
            <text:p>0.000E+00</text:p>
          </table:table-cell>
          <table:table-cell table:style-name="ce8"/>
          <table:table-cell table:style-name="ce7" table:number-columns-repeated="2"/>
          <table:table-cell table:style-name="ce8" office:value-type="float" office:value="100" calcext:value-type="float">
            <text:p>100</text:p>
          </table:table-cell>
          <table:table-cell table:style-name="ce8"/>
          <table:table-cell table:style-name="ce36" table:formula="of:=([.Q31]/[.P31])-([.T31]/[.S31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style-name="ce1" table:formula="of:=RAND()" office:value-type="float" office:value="0.213183757616207" calcext:value-type="float">
            <text:p>0.2131837576</text:p>
          </table:table-cell>
          <table:table-cell table:style-name="ce9"/>
          <table:table-cell table:style-name="ce13"/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0476903119124472" calcext:value-type="float">
            <text:p>0.004769031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Slow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7"/>
          <table:table-cell table:style-name="ce24" table:formula="of:=[.L32]*([.N32]*0.1)" office:value-type="float" office:value="0" calcext:value-type="float">
            <text:p>0.000E+00</text:p>
          </table:table-cell>
          <table:table-cell table:style-name="ce9" table:number-columns-repeated="5"/>
          <table:table-cell table:style-name="ce34" table:formula="of:=([.Q32]/[.P32])-([.T37]/[.S37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style-name="ce2" table:formula="of:=RAND()" office:value-type="float" office:value="0.63590771262534" calcext:value-type="float">
            <text:p>0.6359077126</text:p>
          </table:table-cell>
          <table:table-cell/>
          <table:table-cell table:style-name="ce14"/>
          <table:table-cell office:value-type="float" office:value="6" calcext:value-type="float">
            <text:p>6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189299620455131" calcext:value-type="float">
            <text:p>0.1892996205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8"/>
          <table:table-cell table:formula="of:=[.L33]*([.N33]*0.1)" office:value-type="float" office:value="0" calcext:value-type="float">
            <text:p>0.000E+00</text:p>
          </table:table-cell>
          <table:table-cell/>
          <table:table-cell table:style-name="ce23" table:number-columns-repeated="4"/>
          <table:table-cell table:style-name="ce35" table:formula="of:=([.Q33]/[.P33])-([.T37]/[.S37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table:style-name="ce2" table:formula="of:=RAND()" office:value-type="float" office:value="0.151798115344718" calcext:value-type="float">
            <text:p>0.1517981153</text:p>
          </table:table-cell>
          <table:table-cell/>
          <table:table-cell table:style-name="ce14"/>
          <table:table-cell office:value-type="float" office:value="6" calcext:value-type="float">
            <text:p>6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343301682733" calcext:value-type="float">
            <text:p>0.5343301683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28"/>
          <table:table-cell table:formula="of:=[.L34]*([.N34]*0.1)" office:value-type="float" office:value="0" calcext:value-type="float">
            <text:p>0.000E+00</text:p>
          </table:table-cell>
          <table:table-cell/>
          <table:table-cell table:style-name="ce23" table:number-columns-repeated="4"/>
          <table:table-cell table:style-name="ce35" table:formula="of:=([.Q34]/[.P34])-([.T37]/[.S37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table:style-name="ce2" table:formula="of:=RAND()" office:value-type="float" office:value="0.63972518639639" calcext:value-type="float">
            <text:p>0.6397251864</text:p>
          </table:table-cell>
          <table:table-cell/>
          <table:table-cell table:style-name="ce14"/>
          <table:table-cell office:value-type="float" office:value="6" calcext:value-type="float">
            <text:p>6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3796112537384" calcext:value-type="float">
            <text:p>0.5379611254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8"/>
          <table:table-cell table:formula="of:=[.L35]*([.N35]*0.1)" office:value-type="float" office:value="0" calcext:value-type="float">
            <text:p>0.000E+00</text:p>
          </table:table-cell>
          <table:table-cell/>
          <table:table-cell table:style-name="ce23" table:number-columns-repeated="4"/>
          <table:table-cell table:style-name="ce35" table:formula="of:=([.Q35]/[.P35])-([.T37]/[.S37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table:style-name="ce2" table:formula="of:=RAND()" office:value-type="float" office:value="0.262698555132374" calcext:value-type="float">
            <text:p>0.2626985551</text:p>
          </table:table-cell>
          <table:table-cell/>
          <table:table-cell table:style-name="ce14"/>
          <table:table-cell office:value-type="float" office:value="6" calcext:value-type="float">
            <text:p>6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726103331195191" calcext:value-type="float">
            <text:p>0.7261033312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28"/>
          <table:table-cell table:formula="of:=[.L36]*([.N36]*0.1)" office:value-type="float" office:value="0" calcext:value-type="float">
            <text:p>0.000E+00</text:p>
          </table:table-cell>
          <table:table-cell/>
          <table:table-cell table:style-name="ce18" table:number-columns-repeated="2"/>
          <table:table-cell table:style-name="ce23" table:number-columns-repeated="2"/>
          <table:table-cell table:style-name="ce35" table:formula="of:=([.Q36]/[.P36])-([.T37]/[.S37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table:style-name="ce3" table:formula="of:=RAND()" office:value-type="float" office:value="0.146622719941661" calcext:value-type="float">
            <text:p>0.1466227199</text:p>
          </table:table-cell>
          <table:table-cell table:style-name="ce8"/>
          <table:table-cell table:style-name="ce15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781466677086428" calcext:value-type="float">
            <text:p>0.781466677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low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29"/>
          <table:table-cell table:style-name="ce26" table:formula="of:=[.L37]*([.N37]*0.1)" office:value-type="float" office:value="0" calcext:value-type="float">
            <text:p>0.000E+00</text:p>
          </table:table-cell>
          <table:table-cell table:style-name="ce8"/>
          <table:table-cell table:style-name="ce7" table:number-columns-repeated="2"/>
          <table:table-cell table:style-name="ce8" office:value-type="float" office:value="100" calcext:value-type="float">
            <text:p>100</text:p>
          </table:table-cell>
          <table:table-cell table:style-name="ce8"/>
          <table:table-cell table:style-name="ce36" table:formula="of:=([.Q37]/[.P37])-([.T37]/[.S37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style-name="ce1" table:formula="of:=RAND()" office:value-type="float" office:value="0.785308334976435" calcext:value-type="float">
            <text:p>0.785308335</text:p>
          </table:table-cell>
          <table:table-cell table:style-name="ce9"/>
          <table:table-cell table:style-name="ce13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38888848479837" calcext:value-type="float">
            <text:p>0.1388888485</text:p>
          </table:table-cell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Slow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4"/>
          <table:table-cell table:style-name="ce24" table:formula="of:=[.L38]*([.N38]*0.1)" office:value-type="float" office:value="0" calcext:value-type="float">
            <text:p>0.000E+00</text:p>
          </table:table-cell>
          <table:table-cell table:style-name="ce9" table:number-columns-repeated="5"/>
          <table:table-cell table:style-name="ce34" table:formula="of:=([.Q38]/[.P38])-([.T43]/[.S43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table:style-name="ce2" table:formula="of:=RAND()" office:value-type="float" office:value="0.431226859567687" calcext:value-type="float">
            <text:p>0.4312268596</text:p>
          </table:table-cell>
          <table:table-cell/>
          <table:table-cell table:style-name="ce14"/>
          <table:table-cell office:value-type="float" office:value="7" calcext:value-type="float">
            <text:p>7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19548648921773" calcext:value-type="float">
            <text:p>0.2195486489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5"/>
          <table:table-cell table:formula="of:=[.L39]*([.N39]*0.1)" office:value-type="float" office:value="0" calcext:value-type="float">
            <text:p>0.000E+00</text:p>
          </table:table-cell>
          <table:table-cell table:style-name="ce23" table:number-columns-repeated="5"/>
          <table:table-cell table:style-name="ce35" table:formula="of:=([.Q39]/[.P39])-([.T43]/[.S43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2" table:formula="of:=RAND()" office:value-type="float" office:value="0.948882817756385" calcext:value-type="float">
            <text:p>0.9488828178</text:p>
          </table:table-cell>
          <table:table-cell/>
          <table:table-cell table:style-name="ce14"/>
          <table:table-cell office:value-type="float" office:value="7" calcext:value-type="float">
            <text:p>7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71340898470953" calcext:value-type="float">
            <text:p>0.2713408985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25"/>
          <table:table-cell table:formula="of:=[.L40]*([.N40]*0.1)" office:value-type="float" office:value="0" calcext:value-type="float">
            <text:p>0.000E+00</text:p>
          </table:table-cell>
          <table:table-cell table:style-name="ce23" table:number-columns-repeated="5"/>
          <table:table-cell table:style-name="ce35" table:formula="of:=([.Q40]/[.P40])-([.T43]/[.S43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2" table:formula="of:=RAND()" office:value-type="float" office:value="0.995793791953474" calcext:value-type="float">
            <text:p>0.995793792</text:p>
          </table:table-cell>
          <table:table-cell/>
          <table:table-cell table:style-name="ce14"/>
          <table:table-cell office:value-type="float" office:value="7" calcext:value-type="float">
            <text:p>7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81850832002237" calcext:value-type="float">
            <text:p>0.481850832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5"/>
          <table:table-cell table:formula="of:=[.L41]*([.N41]*0.1)" office:value-type="float" office:value="0" calcext:value-type="float">
            <text:p>0.000E+00</text:p>
          </table:table-cell>
          <table:table-cell table:style-name="ce23" table:number-columns-repeated="5"/>
          <table:table-cell table:style-name="ce35" table:formula="of:=([.Q41]/[.P41])-([.T43]/[.S43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996"/>
        </table:table-row>
        <table:table-row table:style-name="ro1">
          <table:table-cell table:style-name="ce2" table:formula="of:=RAND()" office:value-type="float" office:value="0.38898180401884" calcext:value-type="float">
            <text:p>0.388981804</text:p>
          </table:table-cell>
          <table:table-cell/>
          <table:table-cell table:style-name="ce14"/>
          <table:table-cell office:value-type="float" office:value="7" calcext:value-type="float">
            <text:p>7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621720312861726" calcext:value-type="float">
            <text:p>0.6217203129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25"/>
          <table:table-cell table:formula="of:=[.L42]*([.N42]*0.1)" office:value-type="float" office:value="0" calcext:value-type="float">
            <text:p>0.000E+00</text:p>
          </table:table-cell>
          <table:table-cell table:style-name="ce23"/>
          <table:table-cell table:style-name="ce18" table:number-columns-repeated="2"/>
          <table:table-cell table:style-name="ce23" table:number-columns-repeated="2"/>
          <table:table-cell table:style-name="ce35" table:formula="of:=([.Q42]/[.P42])-([.T43]/[.S43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table:formula="of:=RAND()" office:value-type="float" office:value="0.356301518622786" calcext:value-type="float">
            <text:p>0.3563015186</text:p>
          </table:table-cell>
          <table:table-cell table:style-name="ce8"/>
          <table:table-cell table:style-name="ce15"/>
          <table:table-cell table:style-name="ce8" office:value-type="float" office:value="7" calcext:value-type="float">
            <text:p>7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03399155940861" calcext:value-type="float">
            <text:p>0.9033991559</text:p>
          </table:table-cell>
          <table:table-cell table:style-name="ce7" office:value-type="float" office:value="3" calcext:value-type="float">
            <text:p>3</text:p>
          </table:table-cell>
          <table:table-cell table:style-name="ce22" office:value-type="string" calcext:value-type="string">
            <text:p>Fast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26"/>
          <table:table-cell table:style-name="ce26" table:formula="of:=[.L43]*([.N43]*0.1)" office:value-type="float" office:value="0" calcext:value-type="float">
            <text:p>0.000E+00</text:p>
          </table:table-cell>
          <table:table-cell table:style-name="ce8"/>
          <table:table-cell table:style-name="ce7" table:number-columns-repeated="2"/>
          <table:table-cell table:style-name="ce8" office:value-type="float" office:value="100" calcext:value-type="float">
            <text:p>100</text:p>
          </table:table-cell>
          <table:table-cell table:style-name="ce8"/>
          <table:table-cell table:style-name="ce36" table:formula="of:=([.Q43]/[.P43])-([.T43]/[.S43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" table:formula="of:=RAND()" office:value-type="float" office:value="0.648953705094755" calcext:value-type="float">
            <text:p>0.6489537051</text:p>
          </table:table-cell>
          <table:table-cell table:style-name="ce9"/>
          <table:table-cell table:style-name="ce13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84386649634689" calcext:value-type="float">
            <text:p>0.1843866496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Fas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4"/>
          <table:table-cell table:style-name="ce24" table:formula="of:=[.L44]*([.N44]*0.1)" office:value-type="float" office:value="0" calcext:value-type="float">
            <text:p>0.000E+00</text:p>
          </table:table-cell>
          <table:table-cell table:style-name="ce9" table:number-columns-repeated="5"/>
          <table:table-cell table:style-name="ce34" table:formula="of:=([.Q44]/[.P44])-([.T49]/[.S49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2" table:formula="of:=RAND()" office:value-type="float" office:value="0.425076864892617" calcext:value-type="float">
            <text:p>0.4250768649</text:p>
          </table:table-cell>
          <table:table-cell/>
          <table:table-cell table:style-name="ce14"/>
          <table:table-cell office:value-type="float" office:value="8" calcext:value-type="float">
            <text:p>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35598841449246" calcext:value-type="float">
            <text:p>0.235598841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5"/>
          <table:table-cell table:formula="of:=[.L45]*([.N45]*0.1)" office:value-type="float" office:value="0" calcext:value-type="float">
            <text:p>0.000E+00</text:p>
          </table:table-cell>
          <table:table-cell table:style-name="ce23" table:number-columns-repeated="5"/>
          <table:table-cell table:style-name="ce35" table:formula="of:=([.Q45]/[.P45])-([.T49]/[.S49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2" table:formula="of:=RAND()" office:value-type="float" office:value="0.36448378697969" calcext:value-type="float">
            <text:p>0.364483787</text:p>
          </table:table-cell>
          <table:table-cell/>
          <table:table-cell table:style-name="ce14"/>
          <table:table-cell office:value-type="float" office:value="8" calcext:value-type="float">
            <text:p>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74010618217289" calcext:value-type="float">
            <text:p>0.274010618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25"/>
          <table:table-cell table:formula="of:=[.L46]*([.N46]*0.1)" office:value-type="float" office:value="0" calcext:value-type="float">
            <text:p>0.000E+00</text:p>
          </table:table-cell>
          <table:table-cell table:style-name="ce23" table:number-columns-repeated="5"/>
          <table:table-cell table:style-name="ce35" table:formula="of:=([.Q46]/[.P46])-([.T49]/[.S49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style-name="ce2" table:formula="of:=RAND()" office:value-type="float" office:value="0.646160061471164" calcext:value-type="float">
            <text:p>0.6461600615</text:p>
          </table:table-cell>
          <table:table-cell/>
          <table:table-cell table:style-name="ce14"/>
          <table:table-cell office:value-type="float" office:value="8" calcext:value-type="float">
            <text:p>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59849141165614" calcext:value-type="float">
            <text:p>0.5598491412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5"/>
          <table:table-cell table:formula="of:=[.L47]*([.N47]*0.1)" office:value-type="float" office:value="0" calcext:value-type="float">
            <text:p>0.000E+00</text:p>
          </table:table-cell>
          <table:table-cell table:style-name="ce23" table:number-columns-repeated="5"/>
          <table:table-cell table:style-name="ce35" table:formula="of:=([.Q47]/[.P47])-([.T49]/[.S49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table:style-name="ce2" table:formula="of:=RAND()" office:value-type="float" office:value="0.402141598286107" calcext:value-type="float">
            <text:p>0.4021415983</text:p>
          </table:table-cell>
          <table:table-cell/>
          <table:table-cell table:style-name="ce14"/>
          <table:table-cell office:value-type="float" office:value="8" calcext:value-type="float">
            <text:p>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563783392077312" calcext:value-type="float">
            <text:p>0.5637833921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25"/>
          <table:table-cell table:formula="of:=[.L48]*([.N48]*0.1)" office:value-type="float" office:value="0" calcext:value-type="float">
            <text:p>0.000E+00</text:p>
          </table:table-cell>
          <table:table-cell table:style-name="ce23"/>
          <table:table-cell table:style-name="ce18" table:number-columns-repeated="2"/>
          <table:table-cell table:style-name="ce23" table:number-columns-repeated="2"/>
          <table:table-cell table:style-name="ce35" table:formula="of:=([.Q48]/[.P48])-([.T49]/[.S49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table:formula="of:=RAND()" office:value-type="float" office:value="0.0565579100511968" calcext:value-type="float">
            <text:p>0.0565579101</text:p>
          </table:table-cell>
          <table:table-cell table:style-name="ce8"/>
          <table:table-cell table:style-name="ce16"/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6546353623271" calcext:value-type="float">
            <text:p>0.8654635362</text:p>
          </table:table-cell>
          <table:table-cell table:style-name="ce7" office:value-type="float" office:value="3" calcext:value-type="float">
            <text:p>3</text:p>
          </table:table-cell>
          <table:table-cell table:style-name="ce22" office:value-type="string" calcext:value-type="string">
            <text:p>Fast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26"/>
          <table:table-cell table:style-name="ce26" table:formula="of:=[.L49]*([.N49]*0.1)" office:value-type="float" office:value="0" calcext:value-type="float">
            <text:p>0.000E+00</text:p>
          </table:table-cell>
          <table:table-cell table:style-name="ce8"/>
          <table:table-cell table:style-name="ce7" table:number-columns-repeated="2"/>
          <table:table-cell table:style-name="ce8" office:value-type="float" office:value="100" calcext:value-type="float">
            <text:p>100</text:p>
          </table:table-cell>
          <table:table-cell table:style-name="ce8"/>
          <table:table-cell table:style-name="ce36" table:formula="of:=([.Q49]/[.P49])-([.T49]/[.S49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table:style-name="ce1" table:formula="of:=RAND()" office:value-type="float" office:value="0.44901744206436" calcext:value-type="float">
            <text:p>0.4490174421</text:p>
          </table:table-cell>
          <table:table-cell table:style-name="ce9"/>
          <table:table-cell table:style-name="ce13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694393727462739" calcext:value-type="float">
            <text:p>0.0694393727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Fas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4"/>
          <table:table-cell table:style-name="ce24" table:formula="of:=[.L50]*([.N50]*0.1)" office:value-type="float" office:value="0" calcext:value-type="float">
            <text:p>0.000E+00</text:p>
          </table:table-cell>
          <table:table-cell table:style-name="ce9" table:number-columns-repeated="5"/>
          <table:table-cell table:style-name="ce34" table:formula="of:=([.Q50]/[.P50])-([.T55]/[.S55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table:style-name="ce2" table:formula="of:=RAND()" office:value-type="float" office:value="0.525782773504034" calcext:value-type="float">
            <text:p>0.5257827735</text:p>
          </table:table-cell>
          <table:table-cell/>
          <table:table-cell table:style-name="ce14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891479649581015" calcext:value-type="float">
            <text:p>0.089147965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5"/>
          <table:table-cell table:formula="of:=[.L51]*([.N51]*0.1)" office:value-type="float" office:value="0" calcext:value-type="float">
            <text:p>0.000E+00</text:p>
          </table:table-cell>
          <table:table-cell table:style-name="ce23" table:number-columns-repeated="5"/>
          <table:table-cell table:style-name="ce35" table:formula="of:=([.Q51]/[.P51])-([.T55]/[.S55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table:style-name="ce2" table:formula="of:=RAND()" office:value-type="float" office:value="0.460043959319592" calcext:value-type="float">
            <text:p>0.4600439593</text:p>
          </table:table-cell>
          <table:table-cell/>
          <table:table-cell table:style-name="ce14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321625530952588" calcext:value-type="float">
            <text:p>0.321625531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25"/>
          <table:table-cell table:formula="of:=[.L52]*([.N52]*0.1)" office:value-type="float" office:value="0" calcext:value-type="float">
            <text:p>0.000E+00</text:p>
          </table:table-cell>
          <table:table-cell table:style-name="ce23" table:number-columns-repeated="5"/>
          <table:table-cell table:style-name="ce35" table:formula="of:=([.Q52]/[.P52])-([.T55]/[.S55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996"/>
        </table:table-row>
        <table:table-row table:style-name="ro1">
          <table:table-cell table:style-name="ce2" table:formula="of:=RAND()" office:value-type="float" office:value="0.194461752194911" calcext:value-type="float">
            <text:p>0.1944617522</text:p>
          </table:table-cell>
          <table:table-cell/>
          <table:table-cell table:style-name="ce14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78849224280566" calcext:value-type="float">
            <text:p>0.4788492243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5"/>
          <table:table-cell table:formula="of:=[.L53]*([.N53]*0.1)" office:value-type="float" office:value="0" calcext:value-type="float">
            <text:p>0.000E+00</text:p>
          </table:table-cell>
          <table:table-cell table:style-name="ce23" table:number-columns-repeated="5"/>
          <table:table-cell table:style-name="ce35" table:formula="of:=([.Q53]/[.P53])-([.T55]/[.S55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table:style-name="ce2" table:formula="of:=RAND()" office:value-type="float" office:value="0.48518531024456" calcext:value-type="float">
            <text:p>0.4851853102</text:p>
          </table:table-cell>
          <table:table-cell/>
          <table:table-cell table:style-name="ce14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785028235753998" calcext:value-type="float">
            <text:p>0.7850282358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30"/>
          <table:table-cell table:formula="of:=[.L54]*([.N54]*0.1)" office:value-type="float" office:value="0" calcext:value-type="float">
            <text:p>0.000E+00</text:p>
          </table:table-cell>
          <table:table-cell table:style-name="ce18" table:number-columns-repeated="3"/>
          <table:table-cell table:style-name="ce23" table:number-columns-repeated="2"/>
          <table:table-cell table:style-name="ce35" table:formula="of:=([.Q54]/[.P54])-([.T55]/[.S55])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1">
          <table:table-cell table:style-name="ce3" table:formula="of:=RAND()" office:value-type="float" office:value="0.933904226403683" calcext:value-type="float">
            <text:p>0.9339042264</text:p>
          </table:table-cell>
          <table:table-cell table:style-name="ce8"/>
          <table:table-cell table:style-name="ce15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03120854310691" calcext:value-type="float">
            <text:p>0.8031208543</text:p>
          </table:table-cell>
          <table:table-cell table:style-name="ce7" office:value-type="float" office:value="3" calcext:value-type="float">
            <text:p>3</text:p>
          </table:table-cell>
          <table:table-cell table:style-name="ce22" office:value-type="string" calcext:value-type="string">
            <text:p>Fast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31"/>
          <table:table-cell table:style-name="ce26" table:formula="of:=[.L55]*([.N55]*0.1)" office:value-type="float" office:value="0" calcext:value-type="float">
            <text:p>0.000E+00</text:p>
          </table:table-cell>
          <table:table-cell table:style-name="ce7" table:number-columns-repeated="3"/>
          <table:table-cell table:style-name="ce8" office:value-type="float" office:value="100" calcext:value-type="float">
            <text:p>100</text:p>
          </table:table-cell>
          <table:table-cell table:style-name="ce8"/>
          <table:table-cell table:style-name="ce36" table:formula="of:=([.Q55]/[.P55])-([.T55]/[.S55])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1">
          <table:table-cell table:style-name="ce1" table:formula="of:=RAND()" office:value-type="float" office:value="0.937056370778009" calcext:value-type="float">
            <text:p>0.9370563708</text:p>
          </table:table-cell>
          <table:table-cell table:style-name="ce9"/>
          <table:table-cell table:style-name="ce13"/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58370410464704" calcext:value-type="float">
            <text:p>0.0583704105</text:p>
          </table:table-cell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Fas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4"/>
          <table:table-cell table:style-name="ce24" table:formula="of:=[.L56]*([.N56]*0.1)" office:value-type="float" office:value="0" calcext:value-type="float">
            <text:p>0.000E+00</text:p>
          </table:table-cell>
          <table:table-cell table:style-name="ce9" table:number-columns-repeated="5"/>
          <table:table-cell table:style-name="ce34" table:formula="of:=([.Q56]/[.P56])-([.T61]/[.S61])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1">
          <table:table-cell table:style-name="ce2" table:formula="of:=RAND()" office:value-type="float" office:value="0.220615239348263" calcext:value-type="float">
            <text:p>0.2206152393</text:p>
          </table:table-cell>
          <table:table-cell/>
          <table:table-cell table:style-name="ce14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24292475264519" calcext:value-type="float">
            <text:p>0.224292475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5"/>
          <table:table-cell table:formula="of:=[.L57]*([.N57]*0.1)" office:value-type="float" office:value="0" calcext:value-type="float">
            <text:p>0.000E+00</text:p>
          </table:table-cell>
          <table:table-cell table:style-name="ce23" table:number-columns-repeated="5"/>
          <table:table-cell table:style-name="ce35" table:formula="of:=([.Q57]/[.P57])-([.T61]/[.S61])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1">
          <table:table-cell table:style-name="ce2" table:formula="of:=RAND()" office:value-type="float" office:value="0.95387298008427" calcext:value-type="float">
            <text:p>0.9538729801</text:p>
          </table:table-cell>
          <table:table-cell/>
          <table:table-cell table:style-name="ce14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96060421038419" calcext:value-type="float">
            <text:p>0.296060421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25"/>
          <table:table-cell table:formula="of:=[.L58]*([.N58]*0.1)" office:value-type="float" office:value="0" calcext:value-type="float">
            <text:p>0.000E+00</text:p>
          </table:table-cell>
          <table:table-cell table:style-name="ce23" table:number-columns-repeated="5"/>
          <table:table-cell table:style-name="ce35" table:formula="of:=([.Q58]/[.P58])-([.T61]/[.S61])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1">
          <table:table-cell table:style-name="ce2" table:formula="of:=RAND()" office:value-type="float" office:value="0.452022340614349" calcext:value-type="float">
            <text:p>0.4520223406</text:p>
          </table:table-cell>
          <table:table-cell/>
          <table:table-cell table:style-name="ce14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44363616174087" calcext:value-type="float">
            <text:p>0.4443636162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5"/>
          <table:table-cell table:formula="of:=[.L59]*([.N59]*0.1)" office:value-type="float" office:value="0" calcext:value-type="float">
            <text:p>0.000E+00</text:p>
          </table:table-cell>
          <table:table-cell table:style-name="ce23" table:number-columns-repeated="5"/>
          <table:table-cell table:style-name="ce35" table:formula="of:=([.Q59]/[.P59])-([.T61]/[.S61])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1">
          <table:table-cell table:style-name="ce2" table:formula="of:=RAND()" office:value-type="float" office:value="0.857904069358483" calcext:value-type="float">
            <text:p>0.8579040694</text:p>
          </table:table-cell>
          <table:table-cell/>
          <table:table-cell table:style-name="ce14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899162462446839" calcext:value-type="float">
            <text:p>0.8991624624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30"/>
          <table:table-cell table:formula="of:=[.L60]*([.N60]*0.1)" office:value-type="float" office:value="0" calcext:value-type="float">
            <text:p>0.000E+00</text:p>
          </table:table-cell>
          <table:table-cell table:style-name="ce18" table:number-columns-repeated="3"/>
          <table:table-cell table:style-name="ce23" table:number-columns-repeated="2"/>
          <table:table-cell table:style-name="ce35" table:formula="of:=([.Q60]/[.P60])-([.T61]/[.S61])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1">
          <table:table-cell table:style-name="ce3" table:formula="of:=RAND()" office:value-type="float" office:value="0.18797853961587" calcext:value-type="float">
            <text:p>0.1879785396</text:p>
          </table:table-cell>
          <table:table-cell table:style-name="ce8"/>
          <table:table-cell table:style-name="ce15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61409655865282" calcext:value-type="float">
            <text:p>0.961409655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Fast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31"/>
          <table:table-cell table:style-name="ce26" table:formula="of:=[.L61]*([.N61]*0.1)" office:value-type="float" office:value="0" calcext:value-type="float">
            <text:p>0.000E+00</text:p>
          </table:table-cell>
          <table:table-cell table:style-name="ce7" table:number-columns-repeated="3"/>
          <table:table-cell table:style-name="ce8" office:value-type="float" office:value="100" calcext:value-type="float">
            <text:p>100</text:p>
          </table:table-cell>
          <table:table-cell table:style-name="ce8"/>
          <table:table-cell table:style-name="ce36" table:formula="of:=([.Q61]/[.P61])-([.T61]/[.S61])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23"/>
          <table:table-cell table:formula="of:=1+1+2+2+3+3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formula="of:=0.5+1+1.5+2+2.5+3" office:value-type="float" office:value="10.5" calcext:value-type="float">
            <text:p>10.5</text:p>
          </table:table-cell>
          <table:table-cell table:number-columns-repeated="1000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Pilot - N invest'.I56:'Pilot - N invest'.K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put1" svg:font-family="Input"/>
    <style:font-face style:name="Input" svg:font-family="Input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3">
      <number:scientific-number number:decimal-places="3" number:min-integer-digits="1" number:min-exponent-digits="2"/>
    </number:number-style>
    <number:number-style style:name="N114">
      <number:scientific-number number:decimal-places="3" number:min-integer-digits="1" number:min-exponent-digits="3"/>
    </number:number-style>
    <number:number-style style:name="N115">
      <number:number number:decimal-places="5" number:min-integer-digits="1"/>
    </number:number-style>
    <number:date-style style:name="N10108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09" number:language="en" number:country="AU">
      <number:day/>
      <number:text>-</number:text>
      <number:month number:textual="true"/>
      <number:text>-</number:text>
      <number:year/>
    </number:date-style>
    <number:date-style style:name="N10110" number:language="en" number:country="AU">
      <number:day/>
      <number:text>-</number:text>
      <number:month number:textual="true"/>
    </number:date-style>
    <number:date-style style:name="N10111" number:language="en" number:country="AU">
      <number:month number:textual="true"/>
      <number:text>-</number:text>
      <number:year/>
    </number:date-style>
    <number:time-style style:name="N10112" number:language="en" number:country="AU">
      <number:hours/>
      <number:text>:</number:text>
      <number:minutes number:style="long"/>
      <number:text> </number:text>
      <number:am-pm/>
    </number:time-style>
    <number:time-style style:name="N10113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</number:time-style>
    <number:time-style style:name="N10115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n" number:country="AU">
      <number:number number:decimal-places="0" number:min-integer-digits="1" number:grouping="true"/>
    </number:number-style>
    <number:number-style style:name="N10117" number:language="en" number:country="AU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AU">
      <number:number number:decimal-places="0" number:min-integer-digits="1" number:grouping="true"/>
    </number:number-style>
    <number:number-style style:name="N10118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2" number:min-integer-digits="1" number:grouping="true"/>
    </number:number-style>
    <number:number-style style:name="N10119" number:language="en" number:country="AU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number:min-integer-digits="1" number:grouping="true"/>
    </number:number-style>
    <number:number-style style:name="N10120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AU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en" number:country="AU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en" number:country="AU">
      <loext:fill-character> </loext:fill-character>
      <number:text>- </number:text>
    </number:number-style>
    <number:text-style style:name="N10124" number:language="en" number:country="AU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n" number:country="AU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1" style:volatile="true" number:language="en" number:country="AU">
      <number:text>-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2" style:volatile="true" number:language="en" number:country="AU">
      <number:currency-symbol/>
      <loext:fill-character> </loext:fill-character>
      <number:text>- </number:text>
    </number:currency-style>
    <number:text-style style:name="N10128" number:language="en" number:country="A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AU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en" number:country="AU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en" number:country="AU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en" number:country="AU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n" number:country="AU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1" style:volatile="true" number:language="en" number:country="AU">
      <number:text>-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2" style:volatile="true" number:language="en" number:country="AU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6" number:language="en" number:country="AU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Input" fo:font-family="Input" style:font-family-generic="swiss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/00/0000</text:date>, <text:time style:data-style-name="N2" text:time-value="09:38:23.5900564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ilot_20_-_20_N_20_invest" style:display-name="PageStyle_Pilot - N inve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ito</meta:initial-creator>
    <meta:creation-date>2015-02-20T03:29:04</meta:creation-date>
    <dc:date>2016-03-11T10:10:01.399890463</dc:date>
    <meta:generator>LibreOffice/4.2.8.2$Linux_X86_64 LibreOffice_project/420m0$Build-2</meta:generator>
    <meta:editing-duration>P3DT4H11M36S</meta:editing-duration>
    <meta:editing-cycles>60</meta:editing-cycles>
    <meta:document-statistic meta:table-count="1" meta:cell-count="779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scientific-number number:decimal-places="3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83caff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198cm" svg:height="13.67cm" xlink:href=".." xlink:type="simple" chart:class="chart:scatter" chart:column-mapping="" chart:style-name="ch1">
        <chart:legend chart:legend-position="end" svg:x="15.441cm" svg:y="6.287cm" style:legend-expansion="high" chart:style-name="ch2"/>
        <chart:plot-area chart:style-name="ch3" table:cell-range-address="'Pilot - N invest'.O2:'Pilot - N invest'.O61 'Pilot - N invest'.U1:'Pilot - N invest'.U61" chart:data-source-has-labels="both" svg:x="0.403cm" svg:y="0.273cm" svg:width="14.635cm" svg:height="13.124cm">
          <chartooo:coordinate-region svg:x="1.237cm" svg:y="0.472cm" svg:width="12.966cm" svg:height="12.278cm"/>
          <chart:axis chart:dimension="x" chart:name="primary-x" chart:style-name="ch4" chartooo:axis-type="auto">
            <chart:categories table:cell-range-address="'Pilot - N invest'.O2:'Pilot - N invest'.O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ilot - N invest'.U2:'Pilot - N invest'.U61" chart:label-cell-address="'Pilot - N invest'.U1:'Pilot - N invest'.U1" chart:class="chart:scatter">
            <chart:domain table:cell-range-address="'Pilot - N invest'.O2:'Pilot - N invest'.O61"/>
            <chart:regression-curve chart:style-name="ch8"/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PropFert</text:p>
                <draw:g>
                  <svg:desc>'Pilot - N invest'.U1:'Pilot - N invest'.U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Pilot - N invest'.O2:'Pilot - N invest'.O61</svg:desc>
                </draw:g>
              </table:table-cell>
              <table:table-cell office:value-type="float" office:value="0">
                <text:p>0</text:p>
                <draw:g>
                  <svg:desc>'Pilot - N invest'.O2:'Pilot - N invest'.O61</svg:desc>
                </draw:g>
              </table:table-cell>
              <table:table-cell office:value-type="float" office:value="NaN">
                <text:p>NaN</text:p>
                <draw:g>
                  <svg:desc>'Pilot - N invest'.U2:'Pilot - N invest'.U61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